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utenance_25_20prototype-title">
      <style:graphic-properties draw:auto-grow-height="true" fo:min-height="5.692cm"/>
    </style:style>
    <style:style style:name="pr2" style:family="presentation" style:parent-style-name="Soutenance_25_20prototype-subtitle">
      <style:graphic-properties draw:fill-color="#ffffff" draw:auto-grow-height="true" fo:min-height="13.859cm"/>
    </style:style>
    <style:style style:name="pr3" style:family="presentation" style:parent-style-name="Soutenance_25_20prototype-notes">
      <style:graphic-properties draw:fill-color="#ffffff" draw:auto-grow-height="true" fo:min-height="13.364cm"/>
    </style:style>
    <style:style style:name="pr4" style:family="presentation" style:parent-style-name="Soutenance_25_20prototype-title">
      <style:graphic-properties fo:min-height="3.506cm"/>
    </style:style>
    <style:style style:name="pr5" style:family="presentation" style:parent-style-name="Soutenance_25_20prototype-outline1">
      <style:graphic-properties fo:min-height="4.098cm"/>
    </style:style>
    <style:style style:name="pr6" style:family="presentation" style:parent-style-name="Soutenance_25_20prototype-notes">
      <style:graphic-properties draw:fill-color="#ffffff" fo:min-height="13.364cm"/>
    </style:style>
    <style:style style:name="pr7" style:family="presentation" style:parent-style-name="Soutenance_25_20prototype-outline1">
      <style:graphic-properties fo:min-height="13.859cm"/>
    </style:style>
    <style:style style:name="pr8" style:family="presentation" style:parent-style-name="Soutenance_25_20prototype-title">
      <style:graphic-properties fo:min-height="12.417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text-properties fo:font-family="Calibri" style:font-family-generic="swiss" style:font-pitch="variable" fo:font-size="32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Calibri" style:font-family-generic="swiss" style:font-pitch="variable" fo:font-size="24pt" style:font-size-asian="24pt" style:font-size-complex="24pt"/>
    </style:style>
    <style:style style:name="P5" style:family="paragraph">
      <style:text-properties fo:font-family="Calibri" style:font-family-generic="swiss" style:font-pitch="variable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Calibri" style:font-family-generic="swiss" style:font-pitch="variable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family="Calibri" style:font-family-generic="swiss" style:font-pitch="variable" fo:font-size="32pt"/>
    </style:style>
    <style:style style:name="T3" style:family="text">
      <style:text-properties fo:font-family="Calibri" style:font-family-generic="swiss" style:font-pitch="variable" fo:font-size="24pt" style:font-size-asian="24pt" style:font-size-complex="24pt"/>
    </style:style>
    <style:style style:name="T4" style:family="text">
      <style:text-properties fo:font-family="Calibri" style:font-family-generic="swiss" style:font-pitch="variable" fo:font-size="16pt" style:font-size-asian="16pt" style:font-size-complex="16pt"/>
    </style:style>
    <style:style style:name="T5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rmation : Développeur Web</presentation:footer-decl>
      <draw:page draw:name="page1" draw:style-name="dp1" draw:master-page-name="Soutenance_25_20prototyp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5.692cm" svg:x="1.4cm" svg:y="1.6cm" presentation:class="title" presentation:user-transformed="true">
          <draw:text-box>
            <text:p><text:span text:style-name="T1">Projet 3</text:span><text:span text:style-name="T1"><text:line-break/></text:span><text:span text:style-name="T1">Dynamisez une page web avec des animations CSS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Soutenance du 26/08/2022</text:span></text:p>
            <text:p><text:span text:style-name="T2"/></text:p>
            <text:p><text:span text:style-name="T2">Evaluateur : Herfray Gaëtan</text:span></text:p>
            <text:p><text:span text:style-name="T2">Etudiante : Cornélia C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utenance_25_20prototyp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mmaire</text:span></text:p>
          </draw:text-box>
        </draw:frame>
        <draw:frame presentation:style-name="pr5" draw:text-style-name="P4" draw:layer="layout" svg:width="25.199cm" svg:height="4.09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Objectifs</text:span></text:p>
              </text:list-item>
              <text:list-item>
                <text:p text:style-name="P3"><text:span text:style-name="T3">Présentations des livrables</text:span></text:p>
              </text:list-item>
              <text:list-item>
                <text:p text:style-name="P3"><text:span text:style-name="T3">Discussion &amp; Debrie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utenance_25_20prototyp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bjectifs</text:span>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3">Utiliser un système de gestion de versions pour le suivi du projet et </text:span><text:span text:style-name="T3">son hébergement</text:span></text:p>
              </text:list-item>
              <text:list-item>
                <text:p text:style-name="P3"><text:span text:style-name="T3">Mettre en œuvre des effets CSS graphiques avancés</text:span></text:p>
              </text:list-item>
              <text:list-item>
                <text:p text:style-name="P3"><text:span text:style-name="T3">Mettre en place son environnement Front-End</text:span></text:p>
              </text:list-item>
              <text:list-item>
                <text:p text:style-name="P3"><text:span text:style-name="T3">Mettre en place une structure de navigation pour un site web</text:span></text:p>
              </text:list-item>
              <text:list-item>
                <text:p text:style-name="P3"><text:span text:style-name="T3">Assurer la cohérence graphique d'un site 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utenance_25_20prototyp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ésentations des livrables</text:span>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<text:s text:c="4"/></text:span><text:span text:style-name="T3">Un fichier au format TXT contenant le lien vers votre repository </text:span><text:span text:style-name="T3">GitHub ;</text:span></text:p>
              </text:list-item>
              <text:list-item>
                <text:p><text:span text:style-name="T3"><text:s text:c="4"/></text:span><text:span text:style-name="T3">Un fichier au format TXT contenant le lien vers la page web du site.</text:span></text:p>
                <text:p><text:span text:style-name="T3"/></text:p>
                <text:p><text:span text:style-name="T3">Lien vers Github :</text:span></text:p>
                <text:p><text:span text:style-name="T3"><text:a xlink:href="https://github.com/Nighteyes24">https://github.com/Nighteyes24</text:a>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utenance_25_20prototyp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ésentation des livrables</text:span></text:p>
          </draw:text-box>
        </draw:frame>
        <draw:frame presentation:style-name="pr7" draw:text-style-name="P5" draw:layer="layout" svg:width="25.199cm" svg:height="13.859cm" svg:x="1.4cm" svg:y="5.2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Contexte : Recrutement chez Ohmyfood ! Develloppement d'un site mobile de réservation de restaurant</text:span></text:p>
              </text:list-item>
              <text:list-item>
                <text:p><text:span text:style-name="T4">Identité graphique définie</text:span></text:p>
              </text:list-item>
              <text:list-item>
                <text:p><text:span text:style-name="T4">Développement fait en CSS, sans JavaScript avec utilisation de SASS*</text:span></text:p>
              </text:list-item>
              <text:list-item>
                <text:p><text:span text:style-name="T4">Compatibilité : mobile first – adaptation tablette et desktop</text:span></text:p>
              </text:list-item>
              <text:list-item>
                <text:p><text:span text:style-name="T4">Validator w3c html et css validés</text:span></text:p>
              </text:list-item>
              <text:list-item>
                <text:p><text:span text:style-name="T4">Présentation via desktop pour meilleure visibili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utenance_25_20prototype" presentation:use-footer-name="ftr1">
        <office:forms form:automatic-focus="false" form:apply-design-mode="false"/>
        <draw:frame presentation:style-name="pr8" draw:text-style-name="P7" draw:layer="layout" svg:width="25.199cm" svg:height="12.417cm" svg:x="1.601cm" svg:y="3.147cm" presentation:class="title" presentation:user-transformed="true">
          <draw:text-box>
            <text:p text:style-name="P6"><text:span text:style-name="T1">Discussion &amp; Debrief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5">-Discussion</text:span><text:span text:style-name="T5"><text:line-break/></text:span><text:span text:style-name="T5">Questions - Réponses</text:span><text:span text:style-name="T5"><text:line-break/></text:span><text:span text:style-name="T5"><text:line-break/></text:span><text:span text:style-name="T5">-Debrie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tenance_25_20prototype-background" style:display-name="Soutenance%20prototype-background" style:family="presentation">
      <style:graphic-properties draw:stroke="none" draw:fill="none"/>
      <style:text-properties style:letter-kerning="true"/>
    </style:style>
    <style:style style:name="Soutenance_25_20prototype-backgroundobjects" style:display-name="Soutenance%20proto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tenance_25_20prototype-notes" style:display-name="Soutenance%20proto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outenance_25_20prototype-outline1" style:display-name="Soutenance%20prototype-outline1" style:family="presentation">
      <style:graphic-properties draw:stroke="none" draw:fill="none">
        <text:list-style style:name="Soutenance_25_20prototype-outline1" style:display-name="Soutenance%20proto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outenance_25_20prototype-outline2" style:display-name="Soutenance%20prototype-outline2" style:family="presentation" style:parent-style-name="Soutenance_25_20prototyp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utenance_25_20prototype-outline3" style:display-name="Soutenance%20prototype-outline3" style:family="presentation" style:parent-style-name="Soutenance_25_20prototyp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utenance_25_20prototype-outline4" style:display-name="Soutenance%20prototype-outline4" style:family="presentation" style:parent-style-name="Soutenance_25_20prototyp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utenance_25_20prototype-outline5" style:display-name="Soutenance%20prototype-outline5" style:family="presentation" style:parent-style-name="Soutenance_25_20prototyp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tenance_25_20prototype-outline6" style:display-name="Soutenance%20prototype-outline6" style:family="presentation" style:parent-style-name="Soutenance_25_20prototyp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tenance_25_20prototype-outline7" style:display-name="Soutenance%20prototype-outline7" style:family="presentation" style:parent-style-name="Soutenance_25_20prototyp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tenance_25_20prototype-outline8" style:display-name="Soutenance%20prototype-outline8" style:family="presentation" style:parent-style-name="Soutenance_25_20prototyp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tenance_25_20prototype-outline9" style:display-name="Soutenance%20prototype-outline9" style:family="presentation" style:parent-style-name="Soutenance_25_20prototyp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tenance_25_20prototype-subtitle" style:display-name="Soutenance%20prototype-subtitle" style:family="presentation">
      <style:graphic-properties draw:stroke="none" draw:fill="none" draw:textarea-vertical-align="middle">
        <text:list-style style:name="Soutenance_25_20prototype-subtitle" style:display-name="Soutenance%20prototyp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outenance_25_20prototype-title" style:display-name="Soutenance%20prototype-title" style:family="presentation">
      <style:graphic-properties draw:stroke="none" draw:fill="none" draw:textarea-vertical-align="middle">
        <text:list-style style:name="Soutenance_25_20prototype-title" style:display-name="Soutenance%20prototyp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outenance_25_20prototype" style:display-name="Soutenance%20prototype" style:page-layout-name="PM1" draw:style-name="Mdp1">
      <draw:frame presentation:style-name="Soutenance_25_20prototype-title" draw:layer="backgroundobjects" svg:width="25.199cm" svg:height="3.506cm" svg:x="1.4cm" svg:y="0.837cm" presentation:class="title" presentation:placeholder="true">
        <draw:text-box/>
      </draw:frame>
      <draw:frame presentation:style-name="Soutenance_25_20prototyp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Soutenance_25_20prototype-title" draw:layer="backgroundobjects" svg:width="14.848cm" svg:height="11.136cm" svg:x="3.075cm" svg:y="2.257cm" presentation:class="page"/>
        <draw:frame presentation:style-name="Soutenance_25_20prototype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Win32 OpenOffice.org_project/4113m1$Build-9810</meta:generator>
    <meta:creation-date>2022-04-18T17:38:38.78</meta:creation-date>
    <meta:editing-cycles>10</meta:editing-cycles>
    <meta:editing-duration>PT7H31M19S</meta:editing-duration>
    <meta:initial-creator>Co Cr</meta:initial-creator>
    <dc:date>2022-08-24T10:37:03.65</dc:date>
    <dc:creator>Co Cr</dc:creator>
    <meta:document-statistic meta:object-count="33"/>
  </office:meta>
</office:document-meta>
</file>